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Paragrafo_20_elenco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4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aragrafo_20_elenco" style:list-style-name="L1">
      <style:paragraph-properties fo:line-height="115%"/>
    </style:style>
    <style:style style:name="P7" style:family="paragraph" style:parent-style-name="Paragrafo_20_elenco" style:list-style-name="L1">
      <style:paragraph-properties fo:line-height="115%"/>
      <style:text-properties officeooo:paragraph-rsid="0001a980"/>
    </style:style>
    <style:style style:name="P8" style:family="paragraph" style:parent-style-name="Paragrafo_20_elenco" style:list-style-name="L1">
      <style:paragraph-properties fo:line-height="115%"/>
      <style:text-properties officeooo:paragraph-rsid="0002d0b7"/>
    </style:style>
    <style:style style:name="P9" style:family="paragraph" style:parent-style-name="Paragrafo_20_elenco" style:list-style-name="L2"/>
    <style:style style:name="P10" style:family="paragraph" style:parent-style-name="Paragrafo_20_elenco" style:list-style-name="L2">
      <style:text-properties officeooo:paragraph-rsid="0000143f"/>
    </style:style>
    <style:style style:name="P11" style:family="paragraph" style:parent-style-name="Paragrafo_20_elenco" style:list-style-name="L2">
      <style:text-properties officeooo:paragraph-rsid="0003349d"/>
    </style:style>
    <style:style style:name="P12" style:family="paragraph" style:parent-style-name="Paragrafo_20_elenco" style:list-style-name="L2">
      <style:text-properties officeooo:paragraph-rsid="0004a368"/>
    </style:style>
    <style:style style:name="P13" style:family="paragraph" style:parent-style-name="Paragrafo_20_elenco" style:list-style-name="L2">
      <style:text-properties officeooo:rsid="0000143f" officeooo:paragraph-rsid="0000143f"/>
    </style:style>
    <style:style style:name="P14" style:family="paragraph" style:parent-style-name="Paragrafo_20_elenco" style:list-style-name="L2">
      <style:text-properties officeooo:rsid="0003349d" officeooo:paragraph-rsid="0003349d"/>
    </style:style>
    <style:style style:name="P15" style:family="paragraph">
      <loext:graphic-properties draw:fill="solid" draw:fill-color="#000000" draw:opacity="100%"/>
    </style:style>
    <style:style style:name="P16" style:family="paragraph">
      <loext:graphic-properties draw:fill="none"/>
      <style:paragraph-properties style:font-independent-line-spacing="true"/>
    </style:style>
    <style:style style:name="P1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2" style:family="text">
      <style:text-properties officeooo:rsid="0000143f"/>
    </style:style>
    <style:style style:name="T3" style:family="text">
      <style:text-properties officeooo:rsid="0001a980"/>
    </style:style>
    <style:style style:name="T4" style:family="text">
      <style:text-properties officeooo:rsid="0002d0b7"/>
    </style:style>
    <style:style style:name="T5" style:family="text">
      <style:text-properties officeooo:rsid="0003349d"/>
    </style:style>
    <style:style style:name="T6" style:family="text">
      <style:text-properties officeooo:rsid="0004a368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66190849"/><text:bookmark-start text:name="_Toc66190938"/><text:bookmark-start text:name="_Toc66191181"/><text:bookmark-start text:name="_Toc72967253"/><text:span text:style-name="Enfasi_20__28_corsivo_29_"><text:span text:style-name="T1">D</text:span></text:span><text:bookmark-end text:name="_Toc66190849"/><text:bookmark-end text:name="_Toc66190938"/><text:bookmark-end text:name="_Toc66191181"/><text:bookmark-end text:name="_Toc72967253"/><text:span text:style-name="Enfasi_20__28_corsivo_29_"><text:span text:style-name="T1">efinizioni AUXs</text:span></text:span></text:h>
      <text:p text:style-name="P3">Di seguito e’ riportato, per ogni AUX, l’utilizzatore corrispondente:</text:p>
      <text:list xml:id="list112308738" text:style-name="L1">
        <text:list-item>
          <text:p text:style-name="P7">AUX1: Luce Bianca <text:span text:style-name="T3">Compartimento Excelsior</text:span> 1</text:p>
        </text:list-item>
        <text:list-item>
          <text:p text:style-name="P7">AUX2: Luce Bianca <text:span text:style-name="T3">Compartimento</text:span> <text:span text:style-name="T3">Excelsior</text:span> <text:span text:style-name="T2">2</text:span></text:p>
        </text:list-item>
        <text:list-item>
          <text:p text:style-name="P7">AUX3: Luce Bianca <text:span text:style-name="T3">Compartimento Excelsior</text:span> 3</text:p>
        </text:list-item>
        <text:list-item>
          <text:p text:style-name="P7">AUX4: Luce Bianca <text:span text:style-name="T3">Compartimento</text:span> <text:span text:style-name="T3">Excelsior</text:span> 4</text:p>
        </text:list-item>
        <text:list-item>
          <text:p text:style-name="P6">AUX5: Luce Bianca <text:span text:style-name="T3">Compartimento Letti</text:span> <text:span text:style-name="T3">1</text:span></text:p>
        </text:list-item>
        <text:list-item>
          <text:p text:style-name="P7">AUX6: Luce Bianca <text:span text:style-name="T3">Compartimento Letti</text:span> <text:span text:style-name="T3">2</text:span></text:p>
        </text:list-item>
        <text:list-item>
          <text:p text:style-name="P7">AUX7: Luce Bianca <text:span text:style-name="T3">Compartimento Letti</text:span> <text:span text:style-name="T3">3</text:span></text:p>
        </text:list-item>
        <text:list-item>
          <text:p text:style-name="P7">AUX8: Luce Bianca <text:span text:style-name="T3">Compartimento Letti</text:span> <text:span text:style-name="T3">4</text:span></text:p>
        </text:list-item>
        <text:list-item>
          <text:p text:style-name="P7">AUX9: Luce Bianca <text:span text:style-name="T3">Compartimento Letti</text:span> <text:span text:style-name="T3">5</text:span></text:p>
        </text:list-item>
        <text:list-item>
          <text:p text:style-name="P7">AUX10: Luce <text:span text:style-name="T3">Bianca Compartimento Letti 6</text:span></text:p>
        </text:list-item>
        <text:list-item>
          <text:p text:style-name="P7">AUX11: Luce Blu <text:span text:style-name="T3">Compartimento Excelsior 1</text:span></text:p>
        </text:list-item>
        <text:list-item>
          <text:p text:style-name="P7">AUX12: Luce Blu <text:span text:style-name="T3">Compartimento Excelsior 2</text:span></text:p>
        </text:list-item>
        <text:list-item>
          <text:p text:style-name="P7">AUX13: Luce Blu <text:span text:style-name="T3">Compartimento Excelsior 3</text:span></text:p>
        </text:list-item>
        <text:list-item>
          <text:p text:style-name="P7">AUX14: Luce Blu <text:span text:style-name="T3">Compartimento Excelsior 4</text:span></text:p>
        </text:list-item>
        <text:list-item>
          <text:p text:style-name="P7">AUX15: Luce Blu <text:span text:style-name="T3">Compartimento Letti</text:span> <text:span text:style-name="T3">1</text:span></text:p>
        </text:list-item>
        <text:list-item>
          <text:p text:style-name="P7">AUX16: Luce Blu <text:span text:style-name="T3">Compartimento Letti</text:span> <text:span text:style-name="T3">2</text:span></text:p>
        </text:list-item>
        <text:list-item>
          <text:p text:style-name="P7">AUX17: Luce Blu <text:span text:style-name="T3">Compartimento Letti</text:span> <text:span text:style-name="T3">3</text:span></text:p>
        </text:list-item>
        <text:list-item>
          <text:p text:style-name="P7">AUX18: Luce Blu <text:span text:style-name="T3">Compartimento Letti</text:span> <text:span text:style-name="T3">4</text:span></text:p>
        </text:list-item>
        <text:list-item>
          <text:p text:style-name="P8">AUX19: Luce <text:span text:style-name="T4">Blu </text:span><text:span text:style-name="T3">Compartimento Letti</text:span><text:span text:style-name="T4"> 5</text:span></text:p>
        </text:list-item>
        <text:list-item>
          <text:p text:style-name="P7">AUX20: Luce <text:span text:style-name="T3">Blu Compartimento Letti 6</text:span></text:p>
        </text:list-item>
        <text:list-item>
          <text:p text:style-name="P6">AUX21: <text:span text:style-name="T4">Locale di Servizio</text:span></text:p>
        </text:list-item>
        <text:list-item>
          <text:p text:style-name="P6">AUX22: Corridoio Segmento <text:span text:style-name="T4">1</text:span></text:p>
        </text:list-item>
        <text:list-item>
          <text:p text:style-name="P6">AUX23: Corridoio Segmento <text:span text:style-name="T4">2</text:span></text:p>
        </text:list-item>
        <text:list-item>
          <text:p text:style-name="P6">AUX24: Corridoio Segmento <text:span text:style-name="T4">3</text:span></text:p>
        </text:list-item>
        <text:list-item>
          <text:p text:style-name="P6">AUX25: Corridoio Segmento <text:span text:style-name="T4">4</text:span></text:p>
        </text:list-item>
        <text:list-item>
          <text:p text:style-name="P8">AUX2<text:span text:style-name="T4">6</text:span>: Corridoio Segmento <text:span text:style-name="T4">5</text:span></text:p>
        </text:list-item>
        <text:list-item>
          <text:p text:style-name="P6">AUX2<text:span text:style-name="T4">7</text:span>: Pad per luci rosse, Sinistra</text:p>
        </text:list-item>
        <text:list-item>
          <text:p text:style-name="P6">AUX2<text:span text:style-name="T4">8</text:span>: Pad per luci rosse, Destra</text:p>
        </text:list-item>
      </text:list>
      <text:p text:style-name="P2"/>
      <text:h text:style-name="P5" text:outline-level="1"><text:bookmark-start text:name="_Toc66191204"/><text:bookmark-start text:name="_Toc66190961"/><text:bookmark-start text:name="_Toc66190872"/><text:bookmark-start text:name="_Toc65942536"/><text:bookmark-start text:name="_Toc72967276"/>Mappatura <text:span text:style-name="T2">Funzioni </text:span>Predefinita<text:bookmark-end text:name="_Toc66191204"/><text:bookmark-end text:name="_Toc66190961"/><text:bookmark-end text:name="_Toc66190872"/><text:bookmark-end text:name="_Toc65942536"/><text:bookmark-end text:name="_Toc72967276"/></text:h>
      <text:p text:style-name="P1">La seguente mappatura viene ripristinata ogni volta che viene eseguito un Reset della Scheda (Scrittura CV8 con il valore 8).</text:p>
      <text:list xml:id="list1985243498" text:style-name="L2">
        <text:list-item>
          <text:p text:style-name="P10">F<text:span text:style-name="T2">0</text:span>: Pad luci rosse, a seconda del senso di marcia</text:p>
        </text:list-item>
        <text:list-item>
          <text:p text:style-name="P13">F1: Corridoio</text:p>
        </text:list-item>
        <text:list-item>
          <text:p text:style-name="P9">F<text:span text:style-name="T2">2</text:span>: Luce Bianca <text:span text:style-name="T5">Compartimenti Excelsior</text:span> 1</text:p>
        </text:list-item>
        <text:list-item>
          <text:p text:style-name="P11">F<text:span text:style-name="T2">3</text:span> Luce Bianca <text:span text:style-name="T5">Compartimenti Excelsior</text:span> 2</text:p>
        </text:list-item>
        <text:list-item>
          <text:p text:style-name="P11">F<text:span text:style-name="T2">4</text:span>: Luce Bianca <text:span text:style-name="T5">Compartimenti Excelsior</text:span> 3</text:p>
        </text:list-item>
        <text:list-item>
          <text:p text:style-name="P11">F<text:span text:style-name="T2">5</text:span>: Luce Bianca <text:span text:style-name="T5">Compartimenti Excelsior</text:span> 4</text:p>
        </text:list-item>
        <text:list-item>
          <text:p text:style-name="P11">F<text:span text:style-name="T2">6</text:span>: Luce Bianca <text:span text:style-name="T5">Compartimenti Letti 1</text:span></text:p>
        </text:list-item>
        <text:list-item>
          <text:p text:style-name="P11">F<text:span text:style-name="T2">7</text:span>: Luce Bianca <text:span text:style-name="T5">Compartimenti Letti 2</text:span></text:p>
        </text:list-item>
        <text:list-item>
          <text:p text:style-name="P11">F<text:span text:style-name="T2">8</text:span>: Luce Bianca <text:span text:style-name="T5">Compartimenti Letti 3</text:span></text:p>
        </text:list-item>
        <text:list-item>
          <text:p text:style-name="P11">F<text:span text:style-name="T2">9</text:span>: Luce Bianca <text:span text:style-name="T5">Compartimenti Letti 4</text:span></text:p>
        </text:list-item>
        <text:list-item>
          <text:p text:style-name="P11">F<text:span text:style-name="T2">10</text:span>: Luce Bianca <text:span text:style-name="T5">Compartimenti Letti 5</text:span></text:p>
        </text:list-item>
        <text:list-item>
          <text:p text:style-name="P14">F11: Luce Bianca Compartimenti Letti 6</text:p>
        </text:list-item>
        <text:list-item>
          <text:p text:style-name="P12">F1<text:span text:style-name="T2">1</text:span>: Luce Blu <text:span text:style-name="T5">Compartimenti Excelsior </text:span><text:span text:style-name="T6">1</text:span> </text:p>
        </text:list-item>
        <text:list-item>
          <text:p text:style-name="P12">F1<text:span text:style-name="T2">2</text:span>: Luce Blu <text:span text:style-name="T5">Compartimenti Excelsior</text:span> 2</text:p>
        </text:list-item>
        <text:list-item>
          <text:p text:style-name="P12">F1<text:span text:style-name="T2">3</text:span>: Luce Blu <text:span text:style-name="T5">Compartimenti Excelsior</text:span> 3</text:p>
        </text:list-item>
        <text:list-item>
          <text:p text:style-name="P12">F1<text:span text:style-name="T2">4</text:span>: Luce Blu <text:span text:style-name="T5">Compartimenti Excelsior</text:span> 4</text:p>
        </text:list-item>
        <text:list-item>
          <text:p text:style-name="P11">F1<text:span text:style-name="T2">5</text:span>: Luce Blu <text:span text:style-name="T5">Compartimenti Letti 1</text:span></text:p>
        </text:list-item>
        <text:list-item>
          <text:p text:style-name="P11">F1<text:span text:style-name="T2">6</text:span>: Luce Blu <text:span text:style-name="T5">Compartimenti Letti 2</text:span></text:p>
        </text:list-item>
        <text:list-item>
          <text:p text:style-name="P11">F1<text:span text:style-name="T2">7</text:span>: Luce Blu <text:span text:style-name="T5">Compartimenti Letti 3</text:span></text:p>
        </text:list-item>
        <text:list-item>
          <text:p text:style-name="P11">F1<text:span text:style-name="T2">8</text:span>: Luce Blu <text:span text:style-name="T5">Compartimenti Letti 4</text:span></text:p>
        </text:list-item>
        <text:list-item>
          <text:p text:style-name="P11">F1<text:span text:style-name="T2">9</text:span>: Luce Blu <text:span text:style-name="T5">Compartimenti Letti 5</text:span></text:p>
        </text:list-item>
        <text:list-item>
          <text:p text:style-name="P11">F<text:span text:style-name="T2">20</text:span>: Luce <text:span text:style-name="T5">Blu Compartimenti Letti 6</text:span></text:p>
        </text:list-item>
        <text:list-item>
          <text:p text:style-name="P9">F2<text:span text:style-name="T2">1</text:span>: Luce <text:span text:style-name="T5">Locale di Serviz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draw:g text:anchor-type="paragraph" draw:z-index="3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1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Luca</meta:initial-creator>
    <meta:creation-date>2021-03-09T13:05:00Z</meta:creation-date>
    <dc:date>2023-04-05T15:46:31.992000000</dc:date>
    <meta:editing-cycles>11</meta:editing-cycles>
    <meta:editing-duration>PT42M12S</meta:editing-duration>
    <meta:document-statistic meta:table-count="0" meta:image-count="0" meta:object-count="0" meta:page-count="2" meta:paragraph-count="55" meta:word-count="378" meta:character-count="2156" meta:non-whitespace-character-count="1883"/>
    <meta:template xlink:type="simple" xlink:actuate="onRequest" xlink:title="" xlink:href="Normal.dotm"/>
  </office:meta>
</office:document-meta>
</file>